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UENTES TELLO, LU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4546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59161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UENTES TELLO, LUC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4546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45463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702081</text:p>
          </table:table-cell>
          <table:table-cell table:style-name="Tabla2.D3" office:value-type="string">
            <text:p text:style-name="P23">3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DEBE COMISION DE 4.5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2:38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